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UNE_TYPE</text:p>
          </table:table-cell>
          <table:table-cell office:value-type="string" calcext:value-type="string">
            <text:p>PRUNE_PERCEN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EWARD_TYPE</text:p>
          </table:table-cell>
          <table:table-cell office:value-type="string" calcext:value-type="string">
            <text:p>Q_UPDATE</text:p>
          </table:table-cell>
          <table:table-cell office:value-type="string" calcext:value-type="string">
            <text:p>TRAIN_ACC(Harmonic)</text:p>
          </table:table-cell>
          <table:table-cell office:value-type="string" calcext:value-type="string">
            <text:p>VALID_ACC(Harmonic)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1.0999039432162" calcext:value-type="float">
            <text:p>91,0999039432162</text:p>
          </table:table-cell>
          <table:table-cell office:value-type="string" calcext:value-type="string">
            <text:p>90.8662073907816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0.1409799568824" calcext:value-type="float">
            <text:p>90,1409799568824</text:p>
          </table:table-cell>
          <table:table-cell office:value-type="string" calcext:value-type="string">
            <text:p>90.03673017671699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8.85726016899072" calcext:value-type="float">
            <text:p>8,85726016899072</text:p>
          </table:table-cell>
          <table:table-cell office:value-type="string" calcext:value-type="string">
            <text:p>0.0998712972678259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0.6123006430546" calcext:value-type="float">
            <text:p>90,6123006430546</text:p>
          </table:table-cell>
          <table:table-cell office:value-type="string" calcext:value-type="string">
            <text:p>90.4563180801147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1.2115310511451" calcext:value-type="float">
            <text:p>91,2115310511451</text:p>
          </table:table-cell>
          <table:table-cell office:value-type="string" calcext:value-type="string">
            <text:p>90.86282812319561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0.5946353544369" calcext:value-type="float">
            <text:p>90,5946353544369</text:p>
          </table:table-cell>
          <table:table-cell office:value-type="string" calcext:value-type="string">
            <text:p>89.82810771024629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0.7081426047265" calcext:value-type="float">
            <text:p>90,7081426047265</text:p>
          </table:table-cell>
          <table:table-cell office:value-type="string" calcext:value-type="string">
            <text:p>90.40194370299136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0.3969652872392" calcext:value-type="float">
            <text:p>90,3969652872392</text:p>
          </table:table-cell>
          <table:table-cell office:value-type="string" calcext:value-type="string">
            <text:p>90.07948271222446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0.1677567607837" calcext:value-type="float">
            <text:p>90,1677567607837</text:p>
          </table:table-cell>
          <table:table-cell office:value-type="string" calcext:value-type="string">
            <text:p>89.35666016490671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1.6006148529137" calcext:value-type="float">
            <text:p>91,6006148529137</text:p>
          </table:table-cell>
          <table:table-cell office:value-type="string" calcext:value-type="string">
            <text:p>91.12377842818533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0.8525899731371" calcext:value-type="float">
            <text:p>90,8525899731371</text:p>
          </table:table-cell>
          <table:table-cell office:value-type="string" calcext:value-type="string">
            <text:p>90.74106225453296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89.683567817807" calcext:value-type="float">
            <text:p>89,683567817807</text:p>
          </table:table-cell>
          <table:table-cell office:value-type="string" calcext:value-type="string">
            <text:p>89.31862321657754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 office:value-type="float" office:value="91.3075148096217" calcext:value-type="float">
            <text:p>91,3075148096217</text:p>
          </table:table-cell>
          <table:table-cell office:value-type="string" calcext:value-type="string">
            <text:p>90.75913898601554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0.6080027767892" calcext:value-type="float">
            <text:p>90,6080027767892</text:p>
          </table:table-cell>
          <table:table-cell office:value-type="string" calcext:value-type="string">
            <text:p>89.94517322735194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88.9882291975659" calcext:value-type="float">
            <text:p>88,9882291975659</text:p>
          </table:table-cell>
          <table:table-cell office:value-type="string" calcext:value-type="string">
            <text:p>88.69234995431783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.10800749878654" calcext:value-type="float">
            <text:p>9,10800749878654</text:p>
          </table:table-cell>
          <table:table-cell office:value-type="string" calcext:value-type="string">
            <text:p>0.09990195254805023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89.5432892631334" calcext:value-type="float">
            <text:p>89,5432892631334</text:p>
          </table:table-cell>
          <table:table-cell office:value-type="string" calcext:value-type="string">
            <text:p>88.5937485675775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.10933513473378" calcext:value-type="float">
            <text:p>9,10933513473378</text:p>
          </table:table-cell>
          <table:table-cell office:value-type="string" calcext:value-type="string">
            <text:p>0.09990169133005969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.09767921645566" calcext:value-type="float">
            <text:p>9,09767921645566</text:p>
          </table:table-cell>
          <table:table-cell office:value-type="string" calcext:value-type="string">
            <text:p>0.09990055534735211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89.8307652974739" calcext:value-type="float">
            <text:p>89,8307652974739</text:p>
          </table:table-cell>
          <table:table-cell office:value-type="string" calcext:value-type="string">
            <text:p>89.22591187542542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0.2071079002134" calcext:value-type="float">
            <text:p>90,2071079002134</text:p>
          </table:table-cell>
          <table:table-cell office:value-type="string" calcext:value-type="string">
            <text:p>89.86047703217798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0.0919632257946" calcext:value-type="float">
            <text:p>90,0919632257946</text:p>
          </table:table-cell>
          <table:table-cell office:value-type="string" calcext:value-type="string">
            <text:p>89.39669477982406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0.520788506941" calcext:value-type="float">
            <text:p>90,520788506941</text:p>
          </table:table-cell>
          <table:table-cell office:value-type="string" calcext:value-type="string">
            <text:p>90.20746581431042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1.3066986135791" calcext:value-type="float">
            <text:p>91,3066986135791</text:p>
          </table:table-cell>
          <table:table-cell office:value-type="string" calcext:value-type="string">
            <text:p>91.21413662390347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0.6234825986636" calcext:value-type="float">
            <text:p>90,6234825986636</text:p>
          </table:table-cell>
          <table:table-cell office:value-type="string" calcext:value-type="string">
            <text:p>90.00452068944394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0.1609276959856" calcext:value-type="float">
            <text:p>90,1609276959856</text:p>
          </table:table-cell>
          <table:table-cell office:value-type="string" calcext:value-type="string">
            <text:p>89.79988995563218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 office:value-type="float" office:value="90.7388080080767" calcext:value-type="float">
            <text:p>90,7388080080767</text:p>
          </table:table-cell>
          <table:table-cell office:value-type="string" calcext:value-type="string">
            <text:p>90.24333316953332</text:p>
          </table:table-cell>
        </table:table-row>
        <table:table-row table:style-name="ro1">
          <table:table-cell office:value-type="string" calcext:value-type="string">
            <text:p>LOTTERY_TICKETS</text:p>
          </table:table-cell>
          <table:table-cell table:number-columns-repeated="7" office:value-type="string" calcext:value-type="string">
            <text:p>None</text:p>
          </table:table-cell>
          <table:table-cell office:value-type="string" calcext:value-type="string">
            <text:p>96.8635895267921</text:p>
          </table:table-cell>
          <table:table-cell office:value-type="string" calcext:value-type="string">
            <text:p>95.9238852758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8:32:04.426303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8:29:33.173982895</meta:creation-date>
    <dc:date>2019-11-15T17:44:18.434296117</dc:date>
    <meta:editing-duration>PT26M24S</meta:editing-duration>
    <meta:editing-cycles>4</meta:editing-cycles>
    <meta:generator>LibreOffice/6.0.7.3$Linux_X86_64 LibreOffice_project/00m0$Build-3</meta:generator>
    <meta:document-statistic meta:table-count="1" meta:cell-count="290" meta:object-count="0"/>
  </office:meta>
</office:document-meta>
</file>